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text-properties officeooo:paragraph-rsid="002d4966"/>
    </style:style>
    <style:style style:name="P2" style:family="paragraph" style:parent-style-name="Appendix">
      <style:text-properties officeooo:rsid="002127c1" officeooo:paragraph-rsid="002127c1"/>
    </style:style>
    <style:style style:name="P3" style:family="paragraph" style:parent-style-name="Text_20_body">
      <style:text-properties officeooo:rsid="002127c1" officeooo:paragraph-rsid="002127c1"/>
    </style:style>
    <style:style style:name="P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1b61b1" officeooo:paragraph-rsid="001b61b1"/>
    </style:style>
    <style:style style:name="P6" style:family="paragraph" style:parent-style-name="Title">
      <style:paragraph-properties fo:text-indent="0cm" style:auto-text-indent="false"/>
      <style:text-properties officeooo:rsid="001b61b1" officeooo:paragraph-rsid="001b61b1"/>
    </style:style>
    <style:style style:name="P7" style:family="paragraph" style:parent-style-name="Text_20_body">
      <style:text-properties officeooo:rsid="001c8a5d" officeooo:paragraph-rsid="001c8a5d"/>
    </style:style>
    <style:style style:name="P8" style:family="paragraph" style:parent-style-name="Title">
      <style:text-properties officeooo:paragraph-rsid="002127c1"/>
    </style:style>
    <style:style style:name="P9" style:family="paragraph" style:parent-style-name="Вид_20_работы">
      <style:paragraph-properties style:writing-mode="lr-tb"/>
    </style:style>
    <style:style style:name="P10" style:family="paragraph" style:parent-style-name="Кто-Кому">
      <style:text-properties officeooo:rsid="0031cdd5" officeooo:paragraph-rsid="0031cdd5"/>
    </style:style>
    <style:style style:name="P11" style:family="paragraph" style:parent-style-name="Text_20_body">
      <style:text-properties officeooo:rsid="001b61b1" officeooo:paragraph-rsid="001b61b1"/>
    </style:style>
    <style:style style:name="P12" style:family="paragraph" style:parent-style-name="МинОбр" style:master-page-name="First_20_Page">
      <style:paragraph-properties style:page-number="auto"/>
    </style:style>
    <style:style style:name="P13" style:family="paragraph" style:parent-style-name="Heading_20_1">
      <style:text-properties officeooo:rsid="001b61b1" officeooo:paragraph-rsid="001b61b1"/>
    </style:style>
    <style:style style:name="T1" style:family="text">
      <style:text-properties officeooo:rsid="002127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2239" style:font-weight-asian="normal" style:font-weight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012ac" style:font-size-asian="14pt" style:font-size-complex="14pt"/>
    </style:style>
    <style:style style:name="T6" style:family="text">
      <style:text-properties officeooo:rsid="00311dad"/>
    </style:style>
    <style:style style:name="T7" style:family="text">
      <style:text-properties officeooo:rsid="0031cdd5"/>
    </style:style>
    <style:style style:name="T8" style:family="text">
      <style:text-properties officeooo:rsid="0033223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2">Министерство науки и высшего образования РФ</text:p>
      <text:p text:style-name="МинОбр"><text:span text:style-name="T4"><text:s/>Федеральное государственное </text:span><text:span text:style-name="T5">автономное</text:span><text:span text:style-name="T4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&lt;ТЕМА&gt;</text:p>
      <text:p text:style-name="Титульник"/>
      <text:p text:style-name="Титульник"/>
      <text:p text:style-name="P9">Отчёт по лабораторной работе №&lt;<text:span text:style-name="T6">X&gt;<text:line-break/>по дисциплине «&lt;Y&gt;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&lt;<text:span text:style-name="T7">ZZZ-Z&gt;</text:span></text:p>
      <text:p text:style-name="P10">_______ И.О. Фамилия</text:p>
      <text:p text:style-name="P10">«__» _________ 20&lt;NN&gt;</text:p>
      <text:p text:style-name="P10"/>
      <text:p text:style-name="P10">Проверил</text:p>
      <text:p text:style-name="P10">[Должность]</text:p>
      <text:p text:style-name="P10">_______ И.О. Фамилия</text:p>
      <text:p text:style-name="P10">«__» _________ 20&lt;NN&gt;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Город <text:span text:style-name="T7">20&lt;NN&gt;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4"><text:a xlink:type="simple" xlink:href="#__RefHeading___Toc2739_3486885143" text:style-name="Index_20_Link" text:visited-style-name="Index_20_Link">Заглавие<text:tab/>3</text:a></text:p>
          <text:p text:style-name="P4"><text:a xlink:type="simple" xlink:href="#__RefHeading___Toc27_3486885143" text:style-name="Index_20_Link" text:visited-style-name="Index_20_Link">1 Заголовок<text:tab/>4</text:a></text:p>
          <text:p text:style-name="P4"><text:a xlink:type="simple" xlink:href="#__RefHeading___Toc4313_3486885143" text:style-name="Index_20_Link" text:visited-style-name="Index_20_Link">Вывод<text:tab/>5</text:a></text:p>
          <text:p text:style-name="P4"><text:a xlink:type="simple" xlink:href="#__RefHeading___Toc3941_3486885143" text:style-name="Index_20_Link" text:visited-style-name="Index_20_Link">Приложение А (&lt;тип&gt;) &lt;Название приложения&gt;<text:tab/>6</text:a></text:p>
        </text:index-body>
      </text:table-of-content>
      <text:p text:style-name="P6"><text:bookmark-start text:name="__RefHeading___Toc2739_3486885143"/>Заглавие<text:bookmark-end text:name="__RefHeading___Toc2739_3486885143"/></text:p>
      <text:p text:style-name="P5">Те<text:span text:style-name="T8">кст</text:span></text:p>
      <text:h text:style-name="P13" text:outline-level="1"><text:bookmark-start text:name="__RefHeading___Toc27_3486885143"/>Заголовок<text:bookmark-end text:name="__RefHeading___Toc27_3486885143"/></text:h>
      <text:p text:style-name="P5">Текст</text:p>
      <text:p text:style-name="P8"><text:bookmark-start text:name="__RefHeading___Toc4313_3486885143"/>В<text:span text:style-name="T1">ывод</text:span><text:bookmark-end text:name="__RefHeading___Toc4313_3486885143"/></text:p>
      <text:p text:style-name="P3">Текст</text:p>
      <text:p text:style-name="P2"><text:bookmark-start text:name="__RefHeading___Toc3941_3486885143"/>Приложение А<text:line-break/><text:span text:style-name="T2">(&lt;</text:span><text:span text:style-name="T3">тип</text:span><text:span text:style-name="T2">&gt;)</text:span><text:line-break/>&lt;<text:span text:style-name="T8">Название приложения</text:span>&gt;<text:bookmark-end text:name="__RefHeading___Toc3941_3486885143"/></text:p>
      <text:p text:style-name="P7">Текс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0.041cm" fo:min-height="0.041cm" text:anchor-type="paragraph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2.6.2$Linux_X86_64 LibreOffice_project/8e9a753d9daaea75c34b417ba1bdf556bf2fc5b3</meta:generator>
    <dc:date>2024-09-23T15:16:35.919371241</dc:date>
    <meta:editing-duration>PT4H38M30S</meta:editing-duration>
    <meta:editing-cycles>10</meta:editing-cycles>
    <meta:print-date>2024-09-17T22:03:04.330054137</meta:print-date>
    <meta:printed-by>Файлы PDF</meta:printed-by>
    <meta:document-statistic meta:table-count="0" meta:image-count="0" meta:object-count="0" meta:page-count="6" meta:paragraph-count="28" meta:word-count="82" meta:character-count="621" meta:non-whitespace-character-count="566"/>
  </office:meta>
</office:document-meta>
</file>